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046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BJ1">
      <style:table-properties table:display="true" style:writing-mode="lr-tb"/>
    </style:style>
    <style:style style:name="ta2" style:family="table" style:master-page-name="PageStyle_5f_TBJ2">
      <style:table-properties table:display="true" style:writing-mode="lr-tb"/>
    </style:style>
    <style:style style:name="ta3" style:family="table" style:master-page-name="PageStyle_5f_TBJ3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BJ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Vce=1,25</text:p>
          </table:table-cell>
          <table:table-cell office:value-type="string" calcext:value-type="string">
            <text:p>rb1 33k, rb2 4k7</text:p>
          </table:table-cell>
          <table:table-cell/>
          <table:table-cell office:value-type="string" calcext:value-type="string">
            <text:p>Ic=5ma MAC</text:p>
          </table:table-cell>
          <table:table-cell office:value-type="string" calcext:value-type="string">
            <text:p>rb 310k</text:p>
          </table:table-cell>
          <table:table-cell/>
          <table:table-cell office:value-type="string" calcext:value-type="string">
            <text:p>Ic=25ma MAC</text:p>
          </table:table-cell>
          <table:table-cell office:value-type="string" calcext:value-type="string">
            <text:p>rb 62 k</text:p>
          </table:table-cell>
          <table:table-cell office:value-type="string" calcext:value-type="string">
            <text:p>Beta=361</text:p>
          </table:table-cell>
          <table:table-cell>
            <draw:frame table:end-cell-address="TBJ1.P16" table:end-x="1.476cm" table:end-y="0.173cm" draw:z-index="0" draw:name="Gráfico 2" draw:style-name="gr1" draw:text-style-name="P1" svg:width="15.673cm" svg:height="7.619cm" svg:x="1.477cm" svg:y="0.491cm">
              <draw:object draw:notify-on-update-of-ranges="TBJ1.B4:TBJ1.B57 TBJ1.A4:TBJ1.A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e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 table:number-columns-repeated="101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8" calcext:value-type="float">
            <text:p>0,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2" calcext:value-type="float">
            <text:p>0,02</text:p>
          </table:table-cell>
          <table:table-cell/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3" calcext:value-type="float">
            <text:p>0,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4" calcext:value-type="float">
            <text:p>0,44</text:p>
          </table:table-cell>
          <table:table-cell table:number-columns-repeated="101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3" calcext:value-type="float">
            <text:p>0,03</text:p>
          </table:table-cell>
          <table:table-cell/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35" calcext:value-type="float">
            <text:p>0,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9" calcext:value-type="float">
            <text:p>0,69</text:p>
          </table:table-cell>
          <table:table-cell table:number-columns-repeated="101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" calcext:value-type="float">
            <text:p>0,04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47" calcext:value-type="float">
            <text:p>0,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,1</text:p>
          </table:table-cell>
          <table:table-cell table:number-columns-repeated="101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56" calcext:value-type="float">
            <text:p>0,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72" calcext:value-type="float">
            <text:p>1,72</text:p>
          </table:table-cell>
          <table:table-cell table:number-columns-repeated="101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.66" calcext:value-type="float">
            <text:p>0,6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62" calcext:value-type="float">
            <text:p>2,62</text:p>
          </table:table-cell>
          <table:table-cell table:number-columns-repeated="101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32" calcext:value-type="float">
            <text:p>0,32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office:value-type="float" office:value="0.77" calcext:value-type="float">
            <text:p>0,7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27" calcext:value-type="float">
            <text:p>3,27</text:p>
          </table:table-cell>
          <table:table-cell table:number-columns-repeated="101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9" calcext:value-type="float">
            <text:p>0,59</text:p>
          </table:table-cell>
          <table:table-cell/>
          <table:table-cell table:style-name="ce1" office:value-type="float" office:value="85" calcext:value-type="float">
            <text:p>85</text:p>
          </table:table-cell>
          <table:table-cell table:style-name="ce1" office:value-type="float" office:value="0.94" calcext:value-type="float">
            <text:p>0,9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.23" calcext:value-type="float">
            <text:p>4,23</text:p>
          </table:table-cell>
          <table:table-cell table:number-columns-repeated="101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8" calcext:value-type="float">
            <text:p>0,68</text:p>
          </table:table-cell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.07" calcext:value-type="float">
            <text:p>1,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.54" calcext:value-type="float">
            <text:p>6,54</text:p>
          </table:table-cell>
          <table:table-cell table:number-columns-repeated="101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77" calcext:value-type="float">
            <text:p>0,77</text:p>
          </table:table-cell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.29" calcext:value-type="float">
            <text:p>1,2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.97" calcext:value-type="float">
            <text:p>9,97</text:p>
          </table:table-cell>
          <table:table-cell table:number-columns-repeated="101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87" calcext:value-type="float">
            <text:p>0,87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.38" calcext:value-type="float">
            <text:p>1,3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1.52" calcext:value-type="float">
            <text:p>11,52</text:p>
          </table:table-cell>
          <table:table-cell table:number-columns-repeated="101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.57" calcext:value-type="float">
            <text:p>1,5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.33" calcext:value-type="float">
            <text:p>13,33</text:p>
          </table:table-cell>
          <table:table-cell table:number-columns-repeated="101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24" calcext:value-type="float">
            <text:p>1,24</text:p>
          </table:table-cell>
          <table:table-cell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.95" calcext:value-type="float">
            <text:p>1,9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3.6" calcext:value-type="float">
            <text:p>13,6</text:p>
          </table:table-cell>
          <table:table-cell/>
          <table:table-cell>
            <draw:frame table:end-cell-address="TBJ1.P31" table:end-x="1cm" table:end-y="0.014cm" draw:z-index="1" draw:name="Gráfico 3" draw:style-name="gr1" draw:text-style-name="P1" svg:width="15.673cm" svg:height="7.62cm" svg:x="1.001cm" svg:y="0.332cm">
              <draw:object draw:notify-on-update-of-ranges="TBJ1.E4:TBJ1.E37 TBJ1.D4:TBJ1.D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36" calcext:value-type="float">
            <text:p>1,36</text:p>
          </table:table-cell>
          <table:table-cell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.23" calcext:value-type="float">
            <text:p>2,2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.88" calcext:value-type="float">
            <text:p>14,88</text:p>
          </table:table-cell>
          <table:table-cell table:number-columns-repeated="101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73" calcext:value-type="float">
            <text:p>1,73</text:p>
          </table:table-cell>
          <table:table-cell/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3.18" calcext:value-type="float">
            <text:p>3,18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4.97" calcext:value-type="float">
            <text:p>14,97</text:p>
          </table:table-cell>
          <table:table-cell table:number-columns-repeated="101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21" calcext:value-type="float">
            <text:p>2,21</text:p>
          </table:table-cell>
          <table:table-cell/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3.67" calcext:value-type="float">
            <text:p>3,6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02" calcext:value-type="float">
            <text:p>3,02</text:p>
          </table:table-cell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3.95" calcext:value-type="float">
            <text:p>3,95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17.9" calcext:value-type="float">
            <text:p>17,9</text:p>
          </table:table-cell>
          <table:table-cell table:number-columns-repeated="101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38" calcext:value-type="float">
            <text:p>3,38</text:p>
          </table:table-cell>
          <table:table-cell/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4.23" calcext:value-type="float">
            <text:p>4,2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51" calcext:value-type="float">
            <text:p>3,51</text:p>
          </table:table-cell>
          <table:table-cell/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4.25" calcext:value-type="float">
            <text:p>4,25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9.8" calcext:value-type="float">
            <text:p>19,8</text:p>
          </table:table-cell>
          <table:table-cell table:number-columns-repeated="101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76" calcext:value-type="float">
            <text:p>3,76</text:p>
          </table:table-cell>
          <table:table-cell/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4.33" calcext:value-type="float">
            <text:p>4,33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99" calcext:value-type="float">
            <text:p>3,99</text:p>
          </table:table-cell>
          <table:table-cell/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4.34" calcext:value-type="float">
            <text:p>4,34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20.4" calcext:value-type="float">
            <text:p>20,4</text:p>
          </table:table-cell>
          <table:table-cell table:number-columns-repeated="101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12" calcext:value-type="float">
            <text:p>4,12</text:p>
          </table:table-cell>
          <table:table-cell/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4.35" calcext:value-type="float">
            <text:p>4,35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21.3" calcext:value-type="float">
            <text:p>21,3</text:p>
          </table:table-cell>
          <table:table-cell table:number-columns-repeated="101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42" calcext:value-type="float">
            <text:p>5,42</text:p>
          </table:table-cell>
          <table:table-cell/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.37" calcext:value-type="float">
            <text:p>4,37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1.6" calcext:value-type="float">
            <text:p>21,6</text:p>
          </table:table-cell>
          <table:table-cell table:number-columns-repeated="101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34" calcext:value-type="float">
            <text:p>7,34</text:p>
          </table:table-cell>
          <table:table-cell/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.37" calcext:value-type="float">
            <text:p>4,37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1.9" calcext:value-type="float">
            <text:p>21,9</text:p>
          </table:table-cell>
          <table:table-cell table:number-columns-repeated="101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9" calcext:value-type="float">
            <text:p>8,9</text:p>
          </table:table-cell>
          <table:table-cell/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.38" calcext:value-type="float">
            <text:p>4,38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.39" calcext:value-type="float">
            <text:p>10,39</text:p>
          </table:table-cell>
          <table:table-cell/>
          <table:table-cell table:style-name="ce1" office:value-type="float" office:value="966" calcext:value-type="float">
            <text:p>966</text:p>
          </table:table-cell>
          <table:table-cell table:style-name="ce1" office:value-type="float" office:value="4.39" calcext:value-type="float">
            <text:p>4,39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2.1" calcext:value-type="float">
            <text:p>22,1</text:p>
          </table:table-cell>
          <table:table-cell table:number-columns-repeated="101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4.44" calcext:value-type="float">
            <text:p>4,44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3.1" calcext:value-type="float">
            <text:p>23,1</text:p>
          </table:table-cell>
          <table:table-cell table:number-columns-repeated="101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.35" calcext:value-type="float">
            <text:p>17,35</text:p>
          </table:table-cell>
          <table:table-cell/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4.48" calcext:value-type="float">
            <text:p>4,48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23.2" calcext:value-type="float">
            <text:p>23,2</text:p>
          </table:table-cell>
          <table:table-cell/>
          <table:table-cell>
            <draw:frame table:end-cell-address="TBJ1.P49" table:end-x="0.947cm" table:end-y="0.159cm" draw:z-index="2" draw:name="Gráfico 4" draw:style-name="gr1" draw:text-style-name="P1" svg:width="15.62cm" svg:height="9.352cm" svg:x="1.001cm" svg:y="0.332cm">
              <draw:object draw:notify-on-update-of-ranges="TBJ1.H4:TBJ1.H38 TBJ1.G4:TBJ1.G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.61" calcext:value-type="float">
            <text:p>20,61</text:p>
          </table:table-cell>
          <table:table-cell/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4.51" calcext:value-type="float">
            <text:p>4,51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3.7" calcext:value-type="float">
            <text:p>23,7</text:p>
          </table:table-cell>
          <table:table-cell table:number-columns-repeated="101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5.1" calcext:value-type="float">
            <text:p>25,1</text:p>
          </table:table-cell>
          <table:table-cell/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4.56" calcext:value-type="float">
            <text:p>4,56</text:p>
          </table:table-cell>
          <table:table-cell/>
          <table:table-cell office:value-type="float" office:value="3290" calcext:value-type="float">
            <text:p>3290</text:p>
          </table:table-cell>
          <table:table-cell office:value-type="float" office:value="24.3" calcext:value-type="float">
            <text:p>24,3</text:p>
          </table:table-cell>
          <table:table-cell table:number-columns-repeated="101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0.1" calcext:value-type="float">
            <text:p>30,1</text:p>
          </table:table-cell>
          <table:table-cell/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4.58" calcext:value-type="float">
            <text:p>4,58</text:p>
          </table:table-cell>
          <table:table-cell/>
          <table:table-cell office:value-type="float" office:value="4140" calcext:value-type="float">
            <text:p>4140</text:p>
          </table:table-cell>
          <table:table-cell office:value-type="float" office:value="24.8" calcext:value-type="float">
            <text:p>24,8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4840" calcext:value-type="float">
            <text:p>4840</text:p>
          </table:table-cell>
          <table:table-cell office:value-type="float" office:value="25.4" calcext:value-type="float">
            <text:p>25,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office:value-type="float" office:value="4850" calcext:value-type="float">
            <text:p>4850</text:p>
          </table:table-cell>
          <table:table-cell office:value-type="float" office:value="25.6" calcext:value-type="float">
            <text:p>25,6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BJ1.D4:TBJ1.E36">
            <calcext:color-scale>
              <calcext:color-scale-entry calcext:value="0" calcext:type="minimum" calcext:color="#f8696b"/>
              <calcext:color-scale-entry calcext:value="50" calcext:type="percentile" calcext:color="#fcfcff"/>
              <calcext:color-scale-entry calcext:value="0" calcext:type="maximum" calcext:color="#63be7b"/>
            </calcext:color-scale>
          </calcext:conditional-format>
        </calcext:conditional-formats>
      </table:table>
      <table:table table:name="TBJ2" table:style-name="ta2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Vce=1,25</text:p>
          </table:table-cell>
          <table:table-cell table:number-columns-repeated="2"/>
          <table:table-cell office:value-type="string" calcext:value-type="string">
            <text:p>Ic=5ma MAC</text:p>
          </table:table-cell>
          <table:table-cell table:number-columns-repeated="2"/>
          <table:table-cell office:value-type="string" calcext:value-type="string">
            <text:p>Ic=25ma MAC</text:p>
          </table:table-cell>
          <table:table-cell office:value-type="string" calcext:value-type="string">
            <text:p>Ib=</text:p>
          </table:table-cell>
          <table:table-cell office:value-type="string" calcext:value-type="string">
            <text:p>Beta=326</text:p>
          </table:table-cell>
          <table:table-cell>
            <draw:frame table:end-cell-address="TBJ2.P16" table:end-x="1.542cm" table:end-y="0.173cm" draw:z-index="0" draw:name="Gráfico 1" draw:style-name="gr1" draw:text-style-name="P1" svg:width="15.673cm" svg:height="7.619cm" svg:x="1.543cm" svg:y="0.491cm">
              <draw:object draw:notify-on-update-of-ranges="TBJ2.B4:TBJ2.B33 TBJ2.A4:TBJ2.A3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e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 table:number-columns-repeated="101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37" calcext:value-type="float">
            <text:p>0,37</text:p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667" calcext:value-type="float">
            <text:p>0,667</text:p>
          </table:table-cell>
          <table:table-cell table:number-columns-repeated="101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235" calcext:value-type="float">
            <text:p>1,235</text:p>
          </table:table-cell>
          <table:table-cell table:number-columns-repeated="101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83" calcext:value-type="float">
            <text:p>1,83</text:p>
          </table:table-cell>
          <table:table-cell table:number-columns-repeated="101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53" calcext:value-type="float">
            <text:p>2,53</text:p>
          </table:table-cell>
          <table:table-cell table:number-columns-repeated="101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.9" calcext:value-type="float">
            <text:p>1,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36" calcext:value-type="float">
            <text:p>3,36</text:p>
          </table:table-cell>
          <table:table-cell table:number-columns-repeated="101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.19" calcext:value-type="float">
            <text:p>4,19</text:p>
          </table:table-cell>
          <table:table-cell table:number-columns-repeated="101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.91" calcext:value-type="float">
            <text:p>4,91</text:p>
          </table:table-cell>
          <table:table-cell table:number-columns-repeated="101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6" calcext:value-type="float">
            <text:p>0,6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.58" calcext:value-type="float">
            <text:p>6,58</text:p>
          </table:table-cell>
          <table:table-cell table:number-columns-repeated="101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8.9" calcext:value-type="float">
            <text:p>8,9</text:p>
          </table:table-cell>
          <table:table-cell table:number-columns-repeated="101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4.55" calcext:value-type="float">
            <text:p>4,5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1.41" calcext:value-type="float">
            <text:p>11,41</text:p>
          </table:table-cell>
          <table:table-cell table:number-columns-repeated="101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4.58" calcext:value-type="float">
            <text:p>4,5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3.8" calcext:value-type="float">
            <text:p>13,8</text:p>
          </table:table-cell>
          <table:table-cell/>
          <table:table-cell>
            <draw:frame table:end-cell-address="TBJ2.P31" table:end-x="1.45cm" table:end-y="0.12cm" draw:z-index="1" draw:name="Gráfico 2" draw:style-name="gr1" draw:text-style-name="P1" svg:width="15.673cm" svg:height="7.62cm" svg:x="1.451cm" svg:y="0.438cm">
              <draw:object draw:notify-on-update-of-ranges="TBJ2.E4:TBJ2.E32 TBJ2.D4:TBJ2.D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.2" calcext:value-type="float">
            <text:p>16,2</text:p>
          </table:table-cell>
          <table:table-cell table:number-columns-repeated="10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8.5" calcext:value-type="float">
            <text:p>18,5</text:p>
          </table:table-cell>
          <table:table-cell table:number-columns-repeated="101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78" calcext:value-type="float">
            <text:p>1,7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18.66" calcext:value-type="float">
            <text:p>18,66</text:p>
          </table:table-cell>
          <table:table-cell table:number-columns-repeated="101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03" calcext:value-type="float">
            <text:p>2,0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9.2" calcext:value-type="float">
            <text:p>19,2</text:p>
          </table:table-cell>
          <table:table-cell table:number-columns-repeated="101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01" calcext:value-type="float">
            <text:p>3,01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4.62" calcext:value-type="float">
            <text:p>4,62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20.1" calcext:value-type="float">
            <text:p>20,1</text:p>
          </table:table-cell>
          <table:table-cell table:number-columns-repeated="101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76" calcext:value-type="float">
            <text:p>3,76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4.62" calcext:value-type="float">
            <text:p>4,62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20.7" calcext:value-type="float">
            <text:p>20,7</text:p>
          </table:table-cell>
          <table:table-cell table:number-columns-repeated="101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01" calcext:value-type="float">
            <text:p>4,01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4.63" calcext:value-type="float">
            <text:p>4,6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21.3" calcext:value-type="float">
            <text:p>21,3</text:p>
          </table:table-cell>
          <table:table-cell table:number-columns-repeated="101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46" calcext:value-type="float">
            <text:p>4,46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4.64" calcext:value-type="float">
            <text:p>4,64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21.9" calcext:value-type="float">
            <text:p>21,9</text:p>
          </table:table-cell>
          <table:table-cell table:number-columns-repeated="101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96" calcext:value-type="float">
            <text:p>5,96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2.5" calcext:value-type="float">
            <text:p>22,5</text:p>
          </table:table-cell>
          <table:table-cell table:number-columns-repeated="101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45" calcext:value-type="float">
            <text:p>7,45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23.2" calcext:value-type="float">
            <text:p>23,2</text:p>
          </table:table-cell>
          <table:table-cell table:number-columns-repeated="101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87" calcext:value-type="float">
            <text:p>8,87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23.4" calcext:value-type="float">
            <text:p>23,4</text:p>
          </table:table-cell>
          <table:table-cell table:number-columns-repeated="101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1.28" calcext:value-type="float">
            <text:p>11,28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23.9" calcext:value-type="float">
            <text:p>23,9</text:p>
          </table:table-cell>
          <table:table-cell table:number-columns-repeated="101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3.57" calcext:value-type="float">
            <text:p>13,57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1556" calcext:value-type="float">
            <text:p>1556</text:p>
          </table:table-cell>
          <table:table-cell office:value-type="float" office:value="24.5" calcext:value-type="float">
            <text:p>24,5</text:p>
          </table:table-cell>
          <table:table-cell table:number-columns-repeated="101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.08" calcext:value-type="float">
            <text:p>15,08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4.82" calcext:value-type="float">
            <text:p>4,82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24.7" calcext:value-type="float">
            <text:p>24,7</text:p>
          </table:table-cell>
          <table:table-cell table:number-columns-repeated="101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.69" calcext:value-type="float">
            <text:p>16,69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24.8" calcext:value-type="float">
            <text:p>24,8</text:p>
          </table:table-cell>
          <table:table-cell table:number-columns-repeated="101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.43" calcext:value-type="float">
            <text:p>19,43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24.9" calcext:value-type="float">
            <text:p>24,9</text:p>
          </table:table-cell>
          <table:table-cell/>
          <table:table-cell>
            <draw:frame table:end-cell-address="TBJ2.P46" table:end-x="1.265cm" table:end-y="0.437cm" draw:z-index="2" draw:name="Gráfico 3" draw:style-name="gr1" draw:text-style-name="P1" svg:width="15.673cm" svg:height="7.619cm" svg:x="1.266cm" svg:y="0.226cm">
              <draw:object draw:notify-on-update-of-ranges="TBJ2.H4:TBJ2.H40 TBJ2.G4:TBJ2.G4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.9" calcext:value-type="float">
            <text:p>26,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25.4" calcext:value-type="float">
            <text:p>25,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470" calcext:value-type="float">
            <text:p>447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840" calcext:value-type="float">
            <text:p>4840</text:p>
          </table:table-cell>
          <table:table-cell office:value-type="float" office:value="26.45" calcext:value-type="float">
            <text:p>26,45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BJ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Vce=1,25</text:p>
          </table:table-cell>
          <table:table-cell table:number-columns-repeated="2"/>
          <table:table-cell office:value-type="string" calcext:value-type="string">
            <text:p>Ic=5ma MAC</text:p>
          </table:table-cell>
          <table:table-cell office:value-type="string" calcext:value-type="string">
            <text:p>Ib=</text:p>
          </table:table-cell>
          <table:table-cell/>
          <table:table-cell office:value-type="string" calcext:value-type="string">
            <text:p>Ic=25ma MAC</text:p>
          </table:table-cell>
          <table:table-cell office:value-type="string" calcext:value-type="string">
            <text:p>Ib=</text:p>
          </table:table-cell>
          <table:table-cell office:value-type="string" calcext:value-type="string">
            <text:p>Beta=253</text:p>
          </table:table-cell>
          <table:table-cell>
            <draw:frame table:end-cell-address="TBJ3.P16" table:end-x="0.087cm" table:end-y="0.173cm" draw:z-index="0" draw:name="Gráfico 1" draw:style-name="gr1" draw:text-style-name="P1" svg:width="15.673cm" svg:height="7.619cm" svg:x="0.088cm" svg:y="0.491cm">
              <draw:object draw:notify-on-update-of-ranges="TBJ3.B4:TBJ3.B32 TBJ3.A4:TBJ3.A3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e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/>
          <table:table-cell office:value-type="string" calcext:value-type="string">
            <text:p>Vce</text:p>
          </table:table-cell>
          <table:table-cell office:value-type="string" calcext:value-type="string">
            <text:p>Ic</text:p>
          </table:table-cell>
          <table:table-cell table:number-columns-repeated="101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8" calcext:value-type="float">
            <text:p>0,28</text:p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,45</text:p>
          </table:table-cell>
          <table:table-cell table:number-columns-repeated="101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7" calcext:value-type="float">
            <text:p>0,77</text:p>
          </table:table-cell>
          <table:table-cell table:number-columns-repeated="101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28" calcext:value-type="float">
            <text:p>1,28</text:p>
          </table:table-cell>
          <table:table-cell table:number-columns-repeated="101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7" calcext:value-type="float">
            <text:p>0,9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9" calcext:value-type="float">
            <text:p>1,9</text:p>
          </table:table-cell>
          <table:table-cell table:number-columns-repeated="101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73" calcext:value-type="float">
            <text:p>2,73</text:p>
          </table:table-cell>
          <table:table-cell table:number-columns-repeated="101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.81" calcext:value-type="float">
            <text:p>3,81</text:p>
          </table:table-cell>
          <table:table-cell table:number-columns-repeated="101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21" calcext:value-type="float">
            <text:p>0,2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.12" calcext:value-type="float">
            <text:p>2,1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.56" calcext:value-type="float">
            <text:p>5,56</text:p>
          </table:table-cell>
          <table:table-cell table:number-columns-repeated="101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53" calcext:value-type="float">
            <text:p>0,5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.96" calcext:value-type="float">
            <text:p>6,96</text:p>
          </table:table-cell>
          <table:table-cell table:number-columns-repeated="101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3.23" calcext:value-type="float">
            <text:p>3,2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.64" calcext:value-type="float">
            <text:p>8,64</text:p>
          </table:table-cell>
          <table:table-cell table:number-columns-repeated="101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.77" calcext:value-type="float">
            <text:p>3,7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.3" calcext:value-type="float">
            <text:p>9,3</text:p>
          </table:table-cell>
          <table:table-cell table:number-columns-repeated="101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4.29" calcext:value-type="float">
            <text:p>4,2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.99" calcext:value-type="float">
            <text:p>12,99</text:p>
          </table:table-cell>
          <table:table-cell table:number-columns-repeated="101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.54" calcext:value-type="float">
            <text:p>4,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.54" calcext:value-type="float">
            <text:p>15,54</text:p>
          </table:table-cell>
          <table:table-cell>
            <draw:frame table:end-cell-address="TBJ3.O31" table:end-x="2.138cm" table:end-y="0.067cm" draw:z-index="1" draw:name="Gráfico 2" draw:style-name="gr1" draw:text-style-name="P1" svg:width="15.673cm" svg:height="7.62cm" svg:x="2.139cm" svg:y="0.385cm">
              <draw:object draw:notify-on-update-of-ranges="TBJ3.E4:TBJ3.E33 TBJ3.D4:TBJ3.D3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69" calcext:value-type="float">
            <text:p>1,69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4.55" calcext:value-type="float">
            <text:p>4,5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6.51" calcext:value-type="float">
            <text:p>16,51</text:p>
          </table:table-cell>
          <table:table-cell table:number-columns-repeated="101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18" calcext:value-type="float">
            <text:p>2,18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17.92" calcext:value-type="float">
            <text:p>17,92</text:p>
          </table:table-cell>
          <table:table-cell table:number-columns-repeated="101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7" calcext:value-type="float">
            <text:p>2,3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9.8" calcext:value-type="float">
            <text:p>19,8</text:p>
          </table:table-cell>
          <table:table-cell table:number-columns-repeated="101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92" calcext:value-type="float">
            <text:p>2,9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.66" calcext:value-type="float">
            <text:p>4,66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67" calcext:value-type="float">
            <text:p>4,67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68" calcext:value-type="float">
            <text:p>5,68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21.9" calcext:value-type="float">
            <text:p>21,9</text:p>
          </table:table-cell>
          <table:table-cell table:number-columns-repeated="101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4.69" calcext:value-type="float">
            <text:p>4,69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09" calcext:value-type="float">
            <text:p>8,09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22.6" calcext:value-type="float">
            <text:p>22,6</text:p>
          </table:table-cell>
          <table:table-cell table:number-columns-repeated="101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.42" calcext:value-type="float">
            <text:p>9,42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22.9" calcext:value-type="float">
            <text:p>22,9</text:p>
          </table:table-cell>
          <table:table-cell table:number-columns-repeated="101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.09" calcext:value-type="float">
            <text:p>10,09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4.71" calcext:value-type="float">
            <text:p>4,71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2.2" calcext:value-type="float">
            <text:p>12,2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4.72" calcext:value-type="float">
            <text:p>4,72</text:p>
          </table:table-cell>
          <table:table-cell/>
          <table:table-cell office:value-type="float" office:value="2070" calcext:value-type="float">
            <text:p>2070</text:p>
          </table:table-cell>
          <table:table-cell office:value-type="float" office:value="23.3" calcext:value-type="float">
            <text:p>23,3</text:p>
          </table:table-cell>
          <table:table-cell table:number-columns-repeated="101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.52" calcext:value-type="float">
            <text:p>14,52</text:p>
          </table:table-cell>
          <table:table-cell/>
          <table:table-cell office:value-type="float" office:value="1724" calcext:value-type="float">
            <text:p>1724</text:p>
          </table:table-cell>
          <table:table-cell office:value-type="float" office:value="4.73" calcext:value-type="float">
            <text:p>4,73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23.6" calcext:value-type="float">
            <text:p>23,6</text:p>
          </table:table-cell>
          <table:table-cell table:number-columns-repeated="101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6.1" calcext:value-type="float">
            <text:p>16,1</text:p>
          </table:table-cell>
          <table:table-cell/>
          <table:table-cell office:value-type="float" office:value="1874" calcext:value-type="float">
            <text:p>1874</text:p>
          </table:table-cell>
          <table:table-cell office:value-type="float" office:value="4.74" calcext:value-type="float">
            <text:p>4,74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23.8" calcext:value-type="float">
            <text:p>23,8</text:p>
          </table:table-cell>
          <table:table-cell table:number-columns-repeated="101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24" calcext:value-type="float">
            <text:p>18,2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float" office:value="24.1" calcext:value-type="float">
            <text:p>24,1</text:p>
          </table:table-cell>
          <table:table-cell table:number-columns-repeated="101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.8" calcext:value-type="float">
            <text:p>20,8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4.77" calcext:value-type="float">
            <text:p>4,7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4.2" calcext:value-type="float">
            <text:p>24,2</text:p>
          </table:table-cell>
          <table:table-cell table:number-columns-repeated="101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24.6" calcext:value-type="float">
            <text:p>24,6</text:p>
          </table:table-cell>
          <table:table-cell>
            <draw:frame table:end-cell-address="TBJ3.O46" table:end-x="2.085cm" table:end-y="0.332cm" draw:z-index="2" draw:name="Gráfico 3" draw:style-name="gr1" draw:text-style-name="P1" svg:width="15.673cm" svg:height="7.619cm" svg:x="2.086cm" svg:y="0.121cm">
              <draw:object draw:notify-on-update-of-ranges="TBJ3.H4:TBJ3.H38 TBJ3.G4:TBJ3.G3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4690" calcext:value-type="float">
            <text:p>4690</text:p>
          </table:table-cell>
          <table:table-cell office:value-type="float" office:value="24.8" calcext:value-type="float">
            <text:p>24,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4800" calcext:value-type="float">
            <text:p>480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number:text> </number:text>
      <loext:fill-character> </loext:fill-character>
      <number:text>- </number:text>
    </number:number-style>
    <number:text-style style:name="N10118" number:language="es" number:country="A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A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AR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A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AR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1P2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BJ1" style:display-name="PageStyle_TBJ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J2" style:display-name="PageStyle_TBJ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BJ3" style:display-name="PageStyle_TBJ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10-18T22:11:58</dc:date>
    <meta:generator>LibreOffice/4.3.1.2$Linux_X86_64 LibreOffice_project/430m0$Build-2</meta:generator>
    <meta:document-statistic meta:table-count="3" meta:cell-count="582" meta:object-count="9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1.A4:TBJ1.B57" svg:x="0.301cm" svg:y="1.299cm" svg:width="14.696cm" svg:height="6.148cm">
          <chartooo:coordinate-region svg:x="0.826cm" svg:y="1.485cm" svg:width="13.853cm" svg:height="5.49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1.B4:TBJ1.B57" chart:class="chart:scatter">
            <chart:domain table:cell-range-address="TBJ1.A4:TBJ1.A57"/>
            <chart:data-point chart:repeated="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9">
                <text:p>509</text:p>
                <draw:g>
                  <svg:desc>TBJ1.A4:TBJ1.A57</svg:desc>
                </draw:g>
              </table:table-cell>
              <table:table-cell office:value-type="float" office:value="0.01">
                <text:p>0.01</text:p>
                <draw:g>
                  <svg:desc>TBJ1.B4:TBJ1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7">
                <text:p>5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">
                <text:p>5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3">
                <text:p>5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">
                <text:p>5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3">
                <text:p>5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6">
                <text:p>59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">
                <text:p>61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7">
                <text:p>61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0">
                <text:p>6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4">
                <text:p>62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4">
                <text:p>63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7">
                <text:p>6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3">
                <text:p>643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0">
                <text:p>65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">
                <text:p>658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1">
                <text:p>661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2">
                <text:p>662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4">
                <text:p>66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5">
                <text:p>665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6">
                <text:p>666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4">
                <text:p>674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3">
                <text:p>683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8">
                <text:p>68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">
                <text:p>693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2">
                <text:p>702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8">
                <text:p>708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4">
                <text:p>714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2">
                <text:p>722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8">
                <text:p>728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1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1.D4:TBJ1.E37" svg:x="0.313cm" svg:y="1.318cm" svg:width="15.048cm" svg:height="6.151cm">
          <chartooo:coordinate-region svg:x="0.943cm" svg:y="1.504cm" svg:width="13.993cm" svg:height="5.49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1.E4:TBJ1.E37" chart:class="chart:scatter">
            <chart:domain table:cell-range-address="TBJ1.D4:TBJ1.D37"/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BJ1.D4:TBJ1.D37</svg:desc>
                </draw:g>
              </table:table-cell>
              <table:table-cell office:value-type="float" office:value="0.28">
                <text:p>0.28</text:p>
                <draw:g>
                  <svg:desc>TBJ1.E4:TBJ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">
                <text:p>124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">
                <text:p>15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7">
                <text:p>177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">
                <text:p>19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">
                <text:p>24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2">
                <text:p>25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4">
                <text:p>31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3">
                <text:p>32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8">
                <text:p>38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">
                <text:p>40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">
                <text:p>420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7">
                <text:p>637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6">
                <text:p>966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">
                <text:p>1700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0">
                <text:p>2450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0">
                <text:p>34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60">
                <text:p>456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30">
                <text:p>4930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21cm" svg:height="9.353cm" xlink:href=".." xlink:type="simple" chart:class="chart:scatter" chart:style-name="ch1">
        <chart:title svg:x="6.424cm" svg:y="0.322cm" chart:style-name="ch2">
          <text:p>Chart Title</text:p>
        </chart:title>
        <chart:plot-area chart:style-name="ch3" table:cell-range-address="TBJ1.G4:TBJ1.H38" svg:x="0.312cm" svg:y="1.388cm" svg:width="14.997cm" svg:height="7.778cm">
          <chartooo:coordinate-region svg:x="0.836cm" svg:y="1.574cm" svg:width="14.048cm" svg:height="7.12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1.H4:TBJ1.H38" chart:class="chart:scatter">
            <chart:domain table:cell-range-address="TBJ1.G4:TBJ1.G38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TBJ1.G4:TBJ1.G38</svg:desc>
                </draw:g>
              </table:table-cell>
              <table:table-cell office:value-type="float" office:value="0.28">
                <text:p>0.28</text:p>
                <draw:g>
                  <svg:desc>TBJ1.H4:TBJ1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">
                <text:p>129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11.52">
                <text:p>11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">
                <text:p>166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1">
                <text:p>17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">
                <text:p>193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">
                <text:p>196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5">
                <text:p>36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0">
                <text:p>55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">
                <text:p>5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1">
                <text:p>611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3">
                <text:p>723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7">
                <text:p>78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9">
                <text:p>80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0">
                <text:p>8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6">
                <text:p>84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">
                <text:p>1080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0">
                <text:p>117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0">
                <text:p>210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0">
                <text:p>3290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40">
                <text:p>4140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0">
                <text:p>484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50">
                <text:p>485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2.A4:TBJ2.B33" svg:x="0.313cm" svg:y="1.318cm" svg:width="15.048cm" svg:height="6.15cm">
          <chartooo:coordinate-region svg:x="0.837cm" svg:y="1.504cm" svg:width="14.205cm" svg:height="5.4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2.B4:TBJ2.B33" chart:class="chart:scatter">
            <chart:domain table:cell-range-address="TBJ2.A4:TBJ2.A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">
                <text:p>415</text:p>
                <draw:g>
                  <svg:desc>TBJ2.A4:TBJ2.A33</svg:desc>
                </draw:g>
              </table:table-cell>
              <table:table-cell office:value-type="float" office:value="0.01">
                <text:p>0.01</text:p>
                <draw:g>
                  <svg:desc>TBJ2.B4:TBJ2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3">
                <text:p>5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">
                <text:p>54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3">
                <text:p>55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">
                <text:p>57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2">
                <text:p>58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0">
                <text:p>59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5">
                <text:p>60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3">
                <text:p>61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3">
                <text:p>62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9">
                <text:p>62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1">
                <text:p>63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6">
                <text:p>63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9">
                <text:p>639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6">
                <text:p>64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0">
                <text:p>65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1">
                <text:p>66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7">
                <text:p>66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0">
                <text:p>67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2">
                <text:p>67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0">
                <text:p>680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5">
                <text:p>68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1">
                <text:p>691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9">
                <text:p>699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4">
                <text:p>704</text:p>
              </table:table-cell>
              <table:table-cell office:value-type="float" office:value="13.57">
                <text:p>13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8">
                <text:p>708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0">
                <text:p>710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5">
                <text:p>715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7">
                <text:p>727</text:p>
              </table:table-cell>
              <table:table-cell office:value-type="float" office:value="26.9">
                <text:p>26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1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2.D4:TBJ2.E32" svg:x="0.313cm" svg:y="1.318cm" svg:width="15.048cm" svg:height="6.151cm">
          <chartooo:coordinate-region svg:x="0.626cm" svg:y="1.504cm" svg:width="14.31cm" svg:height="5.49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2.E4:TBJ2.E32" chart:class="chart:scatter">
            <chart:domain table:cell-range-address="TBJ2.D4:TBJ2.D32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BJ2.D4:TBJ2.D32</svg:desc>
                </draw:g>
              </table:table-cell>
              <table:table-cell office:value-type="float" office:value="0.3">
                <text:p>0.3</text:p>
                <draw:g>
                  <svg:desc>TBJ2.E4:TBJ2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">
                <text:p>14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1">
                <text:p>17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">
                <text:p>28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5">
                <text:p>295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">
                <text:p>31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">
                <text:p>32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1">
                <text:p>411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8">
                <text:p>498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2">
                <text:p>452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5">
                <text:p>55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2">
                <text:p>69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2">
                <text:p>71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4">
                <text:p>84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6">
                <text:p>124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0">
                <text:p>218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00">
                <text:p>4900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2.G4:TBJ2.H40" svg:x="0.313cm" svg:y="1.318cm" svg:width="15.048cm" svg:height="6.15cm">
          <chartooo:coordinate-region svg:x="0.837cm" svg:y="1.504cm" svg:width="14.099cm" svg:height="5.4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2.H4:TBJ2.H40" chart:class="chart:scatter">
            <chart:domain table:cell-range-address="TBJ2.G4:TBJ2.G40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TBJ2.G4:TBJ2.G40</svg:desc>
                </draw:g>
              </table:table-cell>
              <table:table-cell office:value-type="float" office:value="0.28">
                <text:p>0.28</text:p>
                <draw:g>
                  <svg:desc>TBJ2.H4:TBJ2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">
                <text:p>121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">
                <text:p>19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">
                <text:p>25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">
                <text:p>405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6">
                <text:p>45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1">
                <text:p>55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2">
                <text:p>61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7">
                <text:p>717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4">
                <text:p>85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0">
                <text:p>94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7">
                <text:p>98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6">
                <text:p>155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50">
                <text:p>185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0">
                <text:p>1920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0">
                <text:p>2030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70">
                <text:p>44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40">
                <text:p>4840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3.A4:TBJ3.B32" svg:x="0.313cm" svg:y="1.318cm" svg:width="15.048cm" svg:height="6.15cm">
          <chartooo:coordinate-region svg:x="0.837cm" svg:y="1.504cm" svg:width="14.206cm" svg:height="5.4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3.B4:TBJ3.B32" chart:class="chart:scatter">
            <chart:domain table:cell-range-address="TBJ3.A4:TBJ3.A32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9">
                <text:p>509</text:p>
                <draw:g>
                  <svg:desc>TBJ3.A4:TBJ3.A32</svg:desc>
                </draw:g>
              </table:table-cell>
              <table:table-cell office:value-type="float" office:value="0.01">
                <text:p>0.01</text:p>
                <draw:g>
                  <svg:desc>TBJ3.B4:TBJ3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">
                <text:p>5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">
                <text:p>5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5">
                <text:p>5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0">
                <text:p>5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7">
                <text:p>57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2">
                <text:p>59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7">
                <text:p>61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">
                <text:p>6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3">
                <text:p>6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1">
                <text:p>6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6">
                <text:p>64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1">
                <text:p>65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8">
                <text:p>65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0">
                <text:p>66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6">
                <text:p>66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0">
                <text:p>68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4">
                <text:p>684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1">
                <text:p>691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4">
                <text:p>694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9">
                <text:p>699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1">
                <text:p>701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8">
                <text:p>70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3">
                <text:p>713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7">
                <text:p>71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0">
                <text:p>72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4">
                <text:p>72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">
                <text:p>725</text:p>
              </table:table-cell>
              <table:table-cell office:value-type="float" office:value="21.8">
                <text:p>21.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1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3.D4:TBJ3.E33" svg:x="0.313cm" svg:y="1.318cm" svg:width="15.048cm" svg:height="6.151cm">
          <chartooo:coordinate-region svg:x="0.626cm" svg:y="1.504cm" svg:width="14.31cm" svg:height="5.49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3.E4:TBJ3.E33" chart:class="chart:scatter">
            <chart:domain table:cell-range-address="TBJ3.D4:TBJ3.D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TBJ3.D4:TBJ3.D33</svg:desc>
                </draw:g>
              </table:table-cell>
              <table:table-cell office:value-type="float" office:value="0.28">
                <text:p>0.28</text:p>
                <draw:g>
                  <svg:desc>TBJ3.E4:TBJ3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">
                <text:p>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">
                <text:p>9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7">
                <text:p>1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">
                <text:p>14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">
                <text:p>202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">
                <text:p>263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6">
                <text:p>296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5">
                <text:p>39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">
                <text:p>500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">
                <text:p>614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5">
                <text:p>70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1">
                <text:p>79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4">
                <text:p>1174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1">
                <text:p>142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4">
                <text:p>1724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74">
                <text:p>187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">
                <text:p>2000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50">
                <text:p>2450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10">
                <text:p>491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5.674cm" svg:height="7.62cm" xlink:href=".." xlink:type="simple" chart:class="chart:scatter" chart:style-name="ch1">
        <chart:title svg:x="6.451cm" svg:y="0.287cm" chart:style-name="ch2">
          <text:p>Chart Title</text:p>
        </chart:title>
        <chart:plot-area chart:style-name="ch3" table:cell-range-address="TBJ3.G4:TBJ3.H38" svg:x="0.313cm" svg:y="1.318cm" svg:width="15.048cm" svg:height="6.15cm">
          <chartooo:coordinate-region svg:x="0.837cm" svg:y="1.504cm" svg:width="14.099cm" svg:height="5.4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BJ3.H4:TBJ3.H38" chart:class="chart:scatter">
            <chart:domain table:cell-range-address="TBJ3.G4:TBJ3.G38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TBJ3.G4:TBJ3.G38</svg:desc>
                </draw:g>
              </table:table-cell>
              <table:table-cell office:value-type="float" office:value="0.28">
                <text:p>0.28</text:p>
                <draw:g>
                  <svg:desc>TBJ3.H4:TBJ3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">
                <text:p>10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">
                <text:p>254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">
                <text:p>341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5">
                <text:p>48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6">
                <text:p>7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9">
                <text:p>86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4">
                <text:p>8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8">
                <text:p>111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9">
                <text:p>146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0">
                <text:p>17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0">
                <text:p>207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60">
                <text:p>266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40">
                <text:p>3040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0">
                <text:p>3440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0">
                <text:p>370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0">
                <text:p>425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0">
                <text:p>4690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00">
                <text:p>48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